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 style:list-style-name="L2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3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4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5"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6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7"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8"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9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10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1"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12"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L13"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 style:list-style-name="L14"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 style:list-style-name="L15"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 style:list-style-name="L17"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 style:list-style-name="L18"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 style:list-style-name="L20"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 style:list-style-name="L21"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 style:list-style-name="L22"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 style:list-style-name="L23"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 style:list-style-name="L24"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 style:list-style-name="L25"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 style:list-style-name="L26">
      <style:text-properties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 style:list-style-name="L27">
      <style:text-properties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 style:list-style-name="L29">
      <style:text-properties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 style:list-style-name="L30"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 style:list-style-name="L32">
      <style:text-properties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 style:list-style-name="L33">
      <style:text-properties fo:font-size="12pt" fo:font-weight="bold" style:font-size-asian="12pt" style:font-weight-asian="bold" style:font-size-complex="12pt" style:font-weight-complex="bold"/>
    </style:style>
    <style:style style:name="P33" style:family="paragraph" style:parent-style-name="Standard" style:list-style-name="L34">
      <style:text-properties fo:font-size="12pt" fo:font-weight="bold" style:font-size-asian="12pt" style:font-weight-asian="bold" style:font-size-complex="12pt" style:font-weight-complex="bold"/>
    </style:style>
    <style:style style:name="P34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7" style:family="paragraph" style:parent-style-name="Standard" style:list-style-name="L9"/>
    <style:style style:name="P38" style:family="paragraph" style:parent-style-name="Standard" style:list-style-name="L11"/>
    <style:style style:name="P39" style:family="paragraph" style:parent-style-name="Standard" style:list-style-name="L13"/>
    <style:style style:name="P40" style:family="paragraph" style:parent-style-name="Standard" style:list-style-name="L16"/>
    <style:style style:name="P41" style:family="paragraph" style:parent-style-name="Standard" style:list-style-name="L19"/>
    <style:style style:name="P42" style:family="paragraph" style:parent-style-name="Standard" style:list-style-name="L22"/>
    <style:style style:name="P43" style:family="paragraph" style:parent-style-name="Standard" style:list-style-name="L25"/>
    <style:style style:name="P44" style:family="paragraph" style:parent-style-name="Standard" style:list-style-name="L28"/>
    <style:style style:name="P45" style:family="paragraph" style:parent-style-name="Standard" style:list-style-name="L31"/>
    <style:style style:name="P46" style:family="paragraph" style:parent-style-name="Standard" style:list-style-name="L34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3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t up Guide</text:p>
      <text:p text:style-name="P1"/>
      <text:p text:style-name="P34">On Ubuntu Server LTS 12.04 node app is started using “node app.js” on a command line. <text:s/>Server will start listening on a port 3000. This will also create sqlite database “ws.db” in the same folder as app.js if does not exist yet with the tables for questions, answers and comments.</text:p>
      <text:p text:style-name="P34"/>
      <text:p text:style-name="P36">API</text:p>
      <text:p text:style-name="P34"/>
      <text:p text:style-name="P34">For an API call a non-empty json object is returned whenever a request produces json representation of a question, answer or comment or a list of these objects. Empty json object is returned when a request does not produce any response such as for a DELETE method or when an error occurs. HTTP status will be visible in a header of each response from a server including error codes for failed requests. </text:p>
      <text:p text:style-name="P34"/>
      <text:list xml:id="list414352231" text:style-name="L1">
        <text:list-item>
          <text:p text:style-name="P4">Questions</text:p>
        </text:list-item>
      </text:list>
      <text:p text:style-name="P3"><text:tab/></text:p>
      <text:p text:style-name="P3"><text:span text:style-name="T1"><text:tab/>a) Create a question – POST request to “&lt;host&gt;:&lt;port&gt;/questions”</text:span></text:p>
      <text:p text:style-name="P3"><text:span text:style-name="T1"><text:tab/> <text:s text:c="3"/></text:span></text:p>
      <text:p text:style-name="P3"><text:span text:style-name="T1"><text:tab/> <text:s text:c="4"/>POST parameters:</text:span></text:p>
      <text:list xml:id="list754231980" text:style-name="L2">
        <text:list-item>
          <text:list>
            <text:list-item>
              <text:list>
                <text:list-item>
                  <text:p text:style-name="P5"><text:span text:style-name="T1">title (required): title of a new question</text:span></text:p>
                </text:list-item>
                <text:list-item>
                  <text:p text:style-name="P5"><text:span text:style-name="T1">body (required): body text of a new question</text:span></text:p>
                  <text:p text:style-name="P5"><text:span text:style-name="T1"/></text:p>
                </text:list-item>
              </text:list>
            </text:list-item>
          </text:list>
        </text:list-item>
      </text:list>
      <text:p text:style-name="P3"><text:span text:style-name="T1"><text:tab/> <text:s text:c="4"/>Returns: </text:span></text:p>
      <text:list xml:id="list2168727530" text:style-name="L3">
        <text:list-item>
          <text:list>
            <text:list-item>
              <text:list>
                <text:list-item>
                  <text:p text:style-name="P6"><text:span text:style-name="T1">status 201 Created with a Location header containing a url to a newly created question on success</text:span></text:p>
                </text:list-item>
                <text:list-item>
                  <text:p text:style-name="P6"><text:span text:style-name="T1">status 400 Bad Request if either title or body is missing</text:span></text:p>
                </text:list-item>
                <text:list-item>
                  <text:p text:style-name="P6"><text:span text:style-name="T1">status 500 Internal Server Error if a server error occurs</text:span></text:p>
                </text:list-item>
              </text:list>
            </text:list-item>
          </text:list>
        </text:list-item>
      </text:list>
      <text:p text:style-name="P3"><text:span text:style-name="T1"><text:tab/><text:tab/></text:span></text:p>
      <text:p text:style-name="P3"><text:span text:style-name="T1"><text:tab/> <text:s text:c="5"/>Example:</text:span></text:p>
      <text:p text:style-name="P3"><text:span text:style-name="T1"/></text:p>
      <text:p text:style-name="P3"><text:span text:style-name="T1"><text:tab/><text:tab/>POST to “&lt;host&gt;:&lt;port&gt;/questions” with title=”title1” and body=”text1”</text:span></text:p>
      <text:p text:style-name="P3"><text:span text:style-name="T1"><text:tab/><text:tab/>Response:</text:span></text:p>
      <text:p text:style-name="P3"><text:span text:style-name="T1"><text:tab/><text:tab/></text:span></text:p>
      <text:p text:style-name="P3"><text:span text:style-name="T1"><text:tab/><text:tab/><text:tab/>HTTP/1.1 201 Created</text:span></text:p>
      <text:p text:style-name="P3"><text:span text:style-name="T1"><text:tab/><text:tab/><text:tab/>X-Powered-By: Express</text:span></text:p>
      <text:p text:style-name="P3"><text:span text:style-name="T1"><text:tab/><text:tab/><text:tab/>Location: /questions/1</text:span></text:p>
      <text:p text:style-name="P3"><text:span text:style-name="T1"><text:tab/><text:tab/><text:tab/>Content-Type: application/json; charset=utf-8</text:span></text:p>
      <text:p text:style-name="P3"><text:span text:style-name="T1"><text:tab/><text:tab/><text:tab/>Content-Length: 2</text:span></text:p>
      <text:p text:style-name="P3"><text:span text:style-name="T1"><text:tab/><text:tab/><text:tab/>Date: Tue, 17 Dec 2013 12:50:15 GMT</text:span></text:p>
      <text:p text:style-name="P3"><text:span text:style-name="T1"><text:tab/><text:tab/><text:tab/>Connection: keep-alive</text:span></text:p>
      <text:p text:style-name="P3"><text:span text:style-name="T1"></text:span></text:p>
      <text:p text:style-name="P3"><text:span text:style-name="T1"><text:tab/><text:tab/><text:tab/>{}</text:span></text:p>
      <text:p text:style-name="P3"><text:span text:style-name="T1"/></text:p>
      <text:p text:style-name="P3"><text:span text:style-name="T1"><text:tab/>b) Retrieve a question – GET request to “&lt;host&gt;:&lt;port&gt;/questions/:qid”</text:span></text:p>
      <text:p text:style-name="P3"><text:span text:style-name="T1"><text:tab/><text:tab/></text:span></text:p>
      <text:p text:style-name="P3"><text:span text:style-name="T1"><text:tab/> <text:s text:c="4"/>url parameters:</text:span></text:p>
      <text:list xml:id="list1831363532" text:style-name="L4">
        <text:list-item>
          <text:list>
            <text:list-item>
              <text:list>
                <text:list-item>
                  <text:p text:style-name="P7"><text:span text:style-name="T1">qid: id of a question</text:span></text:p>
                </text:list-item>
              </text:list>
            </text:list-item>
          </text:list>
        </text:list-item>
      </text:list>
      <text:p text:style-name="P3"><text:span text:style-name="T1"><text:tab/></text:span></text:p>
      <text:p text:style-name="P3"><text:span text:style-name="T1"><text:tab/> <text:s text:c="4"/>Returns:</text:span></text:p>
      <text:list xml:id="list574759380" text:style-name="L5">
        <text:list-item>
          <text:list>
            <text:list-item>
              <text:list>
                <text:list-item>
                  <text:p text:style-name="P8"><text:soft-page-break/><text:span text:style-name="T1">json representation of a question on success</text:span></text:p>
                </text:list-item>
                <text:list-item>
                  <text:p text:style-name="P8"><text:span text:style-name="T1">status 400 Bad Request if “qid” is not a valid integer</text:span></text:p>
                </text:list-item>
                <text:list-item>
                  <text:p text:style-name="P8"><text:span text:style-name="T1">status 404 Not Found if a question with a given id does not exis</text:span></text:p>
                </text:list-item>
                <text:list-item>
                  <text:p text:style-name="P8"><text:span text:style-name="T1">status 500 Internal Server Error if a server error occurs</text:span></text:p>
                </text:list-item>
              </text:list>
            </text:list-item>
          </text:list>
        </text:list-item>
      </text:list>
      <text:p text:style-name="P3"><text:span text:style-name="T1"><text:s text:c="4"/></text:span></text:p>
      <text:p text:style-name="P3"><text:span text:style-name="T1"><text:tab/> <text:s text:c="3"/>Example: </text:span></text:p>
      <text:p text:style-name="P3"><text:span text:style-name="T1"><text:tab/><text:tab/></text:span></text:p>
      <text:p text:style-name="P3"><text:span text:style-name="T1"><text:tab/><text:tab/>GET request to “&lt;host&gt;:&lt;port&gt;/questions/1”</text:span></text:p>
      <text:p text:style-name="P3"><text:span text:style-name="T1"><text:tab/><text:tab/>Response:</text:span></text:p>
      <text:p text:style-name="P3"><text:span text:style-name="T1"><text:tab/><text:tab/></text:span></text:p>
      <text:p text:style-name="P3"><text:span text:style-name="T1"><text:tab/><text:tab/><text:tab/>HTTP/1.1 200 OK</text:span></text:p>
      <text:p text:style-name="P3"><text:span text:style-name="T1"><text:tab/><text:tab/><text:tab/>X-Powered-By: Express</text:span></text:p>
      <text:p text:style-name="P3"><text:span text:style-name="T1"><text:tab/><text:tab/><text:tab/>Content-Type: application/json; charset=utf-8</text:span></text:p>
      <text:p text:style-name="P3"><text:span text:style-name="T1"><text:tab/><text:tab/><text:tab/>Content-Length: 112</text:span></text:p>
      <text:p text:style-name="P3"><text:span text:style-name="T1"><text:tab/><text:tab/><text:tab/>ETag: "2127802202"</text:span></text:p>
      <text:p text:style-name="P3"><text:span text:style-name="T1"><text:tab/><text:tab/><text:tab/>Date: Tue, 17 Dec 2013 12:50:15 GMT</text:span></text:p>
      <text:p text:style-name="P3"><text:span text:style-name="T1"><text:tab/><text:tab/><text:tab/>Connection: keep-alive</text:span></text:p>
      <text:p text:style-name="P3"><text:span text:style-name="T1"></text:span></text:p>
      <text:p text:style-name="P3"><text:span text:style-name="T1"><text:tab/><text:tab/><text:tab/>{</text:span></text:p>
      <text:p text:style-name="P3"><text:span text:style-name="T1"><text:tab/><text:tab/><text:tab/> "title": "title1",</text:span></text:p>
      <text:p text:style-name="P3"><text:span text:style-name="T1"><text:s/><text:tab/><text:tab/><text:tab/> "body": "text1",</text:span></text:p>
      <text:p text:style-name="P3"><text:span text:style-name="T1"><text:s text:c="2"/><text:tab/><text:tab/><text:tab/> "date": 1387284614864,</text:span></text:p>
      <text:p text:style-name="P3"><text:span text:style-name="T1"><text:tab/><text:tab/><text:tab/> "answers_count": 0,</text:span></text:p>
      <text:p text:style-name="P3"><text:span text:style-name="T1"><text:tab/><text:tab/><text:tab/> "comments_count": 0</text:span></text:p>
      <text:p text:style-name="P3"><text:span text:style-name="T1"><text:tab/><text:tab/><text:tab/>}</text:span></text:p>
      <text:p text:style-name="P3"><text:span text:style-name="T1"/></text:p>
      <text:p text:style-name="P3"><text:span text:style-name="T1"><text:tab/><text:tab/>“date” is a timestamp when question was created</text:span></text:p>
      <text:p text:style-name="P3"><text:span text:style-name="T1"><text:tab/><text:tab/>“answers_count” is a number of answers for this question</text:span></text:p>
      <text:p text:style-name="P3"><text:span text:style-name="T1"><text:tab/><text:tab/>“comments_count” is a number of comments for this question</text:span></text:p>
      <text:p text:style-name="P3"><text:span text:style-name="T1"/></text:p>
      <text:p text:style-name="P3"><text:span text:style-name="T1"><text:tab/> <text:s text:c="3"/>c) Update a question – PUT request to “&lt;host&gt;:&lt;port&gt;/questions/:qid”</text:span></text:p>
      <text:list xml:id="list384021265" text:style-name="L6">
        <text:list-header>
          <text:p text:style-name="P9"><text:span text:style-name="T1"/></text:p>
          <text:list>
            <text:list-item>
              <text:list>
                <text:list-header>
                  <text:p text:style-name="P9"><text:span text:style-name="T1">url parameters:</text:span></text:p>
                  <text:list>
                    <text:list-header>
                      <text:p text:style-name="P9"><text:span text:style-name="T1">- qid: id of a question</text:span></text:p>
                    </text:list-header>
                  </text:list>
                </text:list-header>
              </text:list>
            </text:list-item>
          </text:list>
        </text:list-header>
      </text:list>
      <text:p text:style-name="P3"><text:span text:style-name="T1"/></text:p>
      <text:p text:style-name="P3"><text:span text:style-name="T1"><text:tab/> <text:s text:c="3"/><text:tab/>PUT parameters:</text:span></text:p>
      <text:list xml:id="list1398758493" text:continue-list="list754231980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<text:span text:style-name="T1">title (optional): new title of a question</text:span></text:p>
                        </text:list-item>
                        <text:list-item>
                          <text:p text:style-name="P5"><text:span text:style-name="T1">body (optional): new body text of a ques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/></text:p>
      <text:p text:style-name="P3"><text:span text:style-name="T1"><text:tab/><text:tab/>Returns:</text:span></text:p>
      <text:list xml:id="list1252055136" text:style-name="L7">
        <text:list-item>
          <text:list>
            <text:list-item>
              <text:list>
                <text:list-item>
                  <text:list>
                    <text:list-item>
                      <text:p text:style-name="P10"><text:span text:style-name="T1">status 204 No Content on success</text:span></text:p>
                    </text:list-item>
                    <text:list-item>
                      <text:p text:style-name="P10"><text:span text:style-name="T1">status 400 Bad Request if “qid” is not a valid integer</text:span></text:p>
                    </text:list-item>
                    <text:list-item>
                      <text:p text:style-name="P10"><text:span text:style-name="T1">status 404 Not Found if a question with a given id does not exist</text:span></text:p>
                    </text:list-item>
                    <text:list-item>
                      <text:p text:style-name="P10"><text:span text:style-name="T1">status 500 Internal Server Error if a server error occur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><text:tab/> <text:s text:c="3"/></text:span></text:p>
      <text:p text:style-name="P3"><text:span text:style-name="T1"><text:tab/><text:tab/>Example: </text:span></text:p>
      <text:p text:style-name="P3"><text:span text:style-name="T1"><text:tab/><text:tab/></text:span></text:p>
      <text:p text:style-name="P3"><text:span text:style-name="T1"><text:tab/><text:tab/><text:tab/>PUT request to “&lt;host&gt;:&lt;port&gt;/questions/1” with title=”title2”</text:span></text:p>
      <text:p text:style-name="P3"><text:span text:style-name="T1"><text:tab/><text:tab/><text:tab/>Response:</text:span></text:p>
      <text:p text:style-name="P3"><text:soft-page-break/><text:span text:style-name="T1"/></text:p>
      <text:p text:style-name="P3"><text:span text:style-name="T1"><text:tab/><text:tab/><text:tab/><text:tab/>HTTP/1.1 204 No Content</text:span></text:p>
      <text:p text:style-name="P3"><text:span text:style-name="T1"><text:tab/><text:tab/><text:tab/><text:tab/>X-Powered-By: Express</text:span></text:p>
      <text:p text:style-name="P3"><text:span text:style-name="T1"><text:tab/><text:tab/><text:tab/><text:tab/>Date: Tue, 17 Dec 2013 12:50:15 GMT</text:span></text:p>
      <text:p text:style-name="P3"><text:span text:style-name="T1"><text:tab/><text:tab/><text:tab/><text:tab/>Connection: keep-alive</text:span></text:p>
      <text:p text:style-name="P3"><text:span text:style-name="T1"><text:tab/></text:span></text:p>
      <text:p text:style-name="P3"><text:span text:style-name="T1"><text:tab/><text:tab/>d) Delete a question – DELETE request to “&lt;host&gt;:&lt;port&gt;/questions/:qid”</text:span></text:p>
      <text:list xml:id="list831670138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"><text:span text:style-name="T1"/></text:p>
                        </text:list-header>
                      </text:list>
                      <text:p text:style-name="P11"><text:span text:style-name="T1">url parameters:</text:span></text:p>
                      <text:list text:continue-numbering="true">
                        <text:list-header>
                          <text:p text:style-name="P11"><text:span text:style-name="T1">- qid: id of a question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><text:tab/><text:tab/><text:tab/></text:span></text:p>
      <text:p text:style-name="P3"><text:span text:style-name="T1"><text:tab/><text:tab/> <text:s text:c="5"/>Returns:</text:span></text:p>
      <text:list xml:id="list1771734458" text:continue-list="list1252055136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1">status 204 No Content on success</text:span></text:p>
                        </text:list-item>
                        <text:list-item>
                          <text:p text:style-name="P10"><text:span text:style-name="T1">status 400 Bad Request if “qid” is not a valid integer</text:span></text:p>
                        </text:list-item>
                        <text:list-item>
                          <text:p text:style-name="P10"><text:span text:style-name="T1">status 404 Not Found if a question with a given id does not exist</text:span></text:p>
                        </text:list-item>
                        <text:list-item>
                          <text:p text:style-name="P10"><text:span text:style-name="T1">status 500 Internal Server Error if a server error occur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><text:tab/><text:tab/></text:span></text:p>
      <text:p text:style-name="P3"><text:span text:style-name="T1"><text:tab/><text:tab/> <text:s text:c="5"/>Example:</text:span></text:p>
      <text:p text:style-name="P3"><text:span text:style-name="T1"/></text:p>
      <text:p text:style-name="P3"><text:span text:style-name="T1"><text:tab/><text:tab/><text:tab/>DELETE request to “&lt;host&gt;:&lt;port&gt;/questions/1”</text:span></text:p>
      <text:p text:style-name="P3"><text:span text:style-name="T1"><text:tab/><text:tab/><text:tab/>Response:<text:tab/> </text:span></text:p>
      <text:p text:style-name="P3"><text:span text:style-name="T1"/></text:p>
      <text:p text:style-name="P3"><text:span text:style-name="T1"><text:tab/><text:tab/><text:tab/><text:tab/>HTTP/1.1 204 No Content</text:span></text:p>
      <text:p text:style-name="P3"><text:span text:style-name="T1"><text:tab/><text:tab/><text:tab/><text:tab/>X-Powered-By: Express</text:span></text:p>
      <text:p text:style-name="P3"><text:span text:style-name="T1"><text:tab/><text:tab/><text:tab/><text:tab/>Date: Tue, 17 Dec 2013 12:50:16 GMT</text:span></text:p>
      <text:p text:style-name="P3"><text:span text:style-name="T1"><text:tab/><text:tab/><text:tab/><text:tab/>Connection: keep-alive</text:span></text:p>
      <text:p text:style-name="P3"><text:tab/><text:tab/></text:p>
      <text:p text:style-name="P3"><text:tab/><text:tab/><text:span text:style-name="T1">e) Retrieve a list of all questions - GET request to “&lt;host&gt;:&lt;port&gt;/questions”</text:span></text:p>
      <text:p text:style-name="P3"><text:span text:style-name="T1"/></text:p>
      <text:list xml:id="list905657098" text:continue-list="list384021265" text:style-name="L6">
        <text:list-item>
          <text:list>
            <text:list-item>
              <text:list>
                <text:list-item>
                  <text:list>
                    <text:list-header>
                      <text:p text:style-name="P9"><text:span text:style-name="T1">query parameters:</text:span></text:p>
                      <text:list>
                        <text:list-header>
                          <text:p text:style-name="P9"><text:span text:style-name="T1">- count (optional): number of questions to return starting from the first</text:span></text:p>
                          <text:p text:style-name="P9"><text:span text:style-name="T1">- start (optional): starting index of a question from a list</text:span></text:p>
                          <text:p text:style-name="P9"><text:span text:style-name="T1">- end (optional) ending index of a question from a list</text:span></text:p>
                        </text:list-header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3"><text:span text:style-name="T1"/></text:p>
      <text:p text:style-name="P3"><text:span text:style-name="T1"><text:tab/><text:tab/><text:tab/>“start” and “end” must both be present if one of them is present. If they are <text:tab/><text:tab/><text:tab/>absent then number of questions is given by “count”. If all parameters are <text:tab/><text:tab/><text:tab/>absent then all questions are returned. <text:s/></text:span></text:p>
      <text:p text:style-name="P3"><text:span text:style-name="T1"/></text:p>
      <text:p text:style-name="P3"><text:span text:style-name="T1"><text:tab/><text:tab/> <text:s text:c="5"/>Returns:</text:span></text:p>
      <text:list xml:id="list189579655" text:continue-list="list1771734458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1">json array of questions in descending order on success</text:span></text:p>
                        </text:list-item>
                        <text:list-item>
                          <text:p text:style-name="P10"><text:span text:style-name="T1">status 400 Bad Request if “count”, “start” or “end” are not valid integers or do not represent valid ranges.</text:span></text:p>
                        </text:list-item>
                        <text:list-item>
                          <text:p text:style-name="P10"><text:span text:style-name="T1">status 500 Internal Server Error if a server error occur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/></text:p>
      <text:p text:style-name="P3"><text:span text:style-name="T1"><text:tab/><text:tab/> <text:s text:c="5"/>Example:</text:span></text:p>
      <text:p text:style-name="P3"><text:span text:style-name="T1"/></text:p>
      <text:p text:style-name="P3"><text:span text:style-name="T1"><text:tab/><text:tab/><text:tab/>GET request to “&lt;host&gt;:&lt;port&gt;/questions”</text:span></text:p>
      <text:p text:style-name="P3"><text:span text:style-name="T1"><text:tab/><text:tab/><text:tab/>Response:</text:span></text:p>
      <text:p text:style-name="P3"><text:span text:style-name="T1"><text:line-break/><text:tab/><text:tab/><text:tab/><text:tab/>HTTP/1.1 200 OK</text:span></text:p>
      <text:p text:style-name="P3"><text:soft-page-break/><text:span text:style-name="T1"><text:tab/><text:tab/><text:tab/><text:tab/>X-Powered-By: Express</text:span></text:p>
      <text:p text:style-name="P3"><text:span text:style-name="T1"><text:tab/><text:tab/><text:tab/><text:tab/>Content-Type: application/json; charset=utf-8</text:span></text:p>
      <text:p text:style-name="P3"><text:span text:style-name="T1"><text:tab/><text:tab/><text:tab/><text:tab/>Content-Length: 130</text:span></text:p>
      <text:p text:style-name="P3"><text:span text:style-name="T1"><text:tab/><text:tab/><text:tab/><text:tab/>ETag: "-1980824993"</text:span></text:p>
      <text:p text:style-name="P3"><text:span text:style-name="T1"><text:tab/><text:tab/><text:tab/><text:tab/>Date: Tue, 17 Dec 2013 12:50:16 GMT</text:span></text:p>
      <text:p text:style-name="P3"><text:span text:style-name="T1"><text:tab/><text:tab/><text:tab/><text:tab/>Connection: keep-alive</text:span></text:p>
      <text:p text:style-name="P3"><text:span text:style-name="T1"></text:span></text:p>
      <text:p text:style-name="P3"><text:span text:style-name="T1"><text:tab/><text:tab/><text:tab/><text:tab/>[</text:span></text:p>
      <text:p text:style-name="P3"><text:span text:style-name="T1"><text:tab/><text:tab/><text:tab/><text:tab/> <text:s/>{</text:span></text:p>
      <text:p text:style-name="P3"><text:span text:style-name="T1"><text:s/><text:tab/><text:tab/><text:tab/><text:tab/> <text:s text:c="2"/>"title": "title1",</text:span></text:p>
      <text:p text:style-name="P3"><text:span text:style-name="T1"><text:s/><text:tab/><text:tab/><text:tab/><text:tab/> <text:s text:c="2"/>"body": "text1",</text:span></text:p>
      <text:p text:style-name="P3"><text:span text:style-name="T1"><text:tab/><text:tab/><text:tab/><text:tab/> <text:s text:c="3"/>"date": 1387284616226,</text:span></text:p>
      <text:p text:style-name="P3"><text:span text:style-name="T1"><text:s text:c="2"/><text:tab/><text:tab/><text:tab/><text:tab/> <text:s text:c="3"/>"answers_count": 0,</text:span></text:p>
      <text:p text:style-name="P3"><text:span text:style-name="T1"><text:s text:c="3"/><text:tab/><text:tab/><text:tab/><text:tab/> <text:s text:c="3"/>"comments_count": 0</text:span></text:p>
      <text:p text:style-name="P3"><text:span text:style-name="T1"><text:tab/><text:tab/><text:tab/><text:tab/> <text:s/>}</text:span></text:p>
      <text:p text:style-name="P3"><text:span text:style-name="T1"><text:tab/><text:tab/><text:tab/><text:tab/>]</text:span></text:p>
      <text:p text:style-name="P3"><text:span text:style-name="T1"/></text:p>
      <text:list xml:id="list2061121592" text:continue-list="list414352231" text:style-name="L1">
        <text:list-item>
          <text:p text:style-name="P4">Answers</text:p>
        </text:list-item>
      </text:list>
      <text:p text:style-name="P3"/>
      <text:p text:style-name="P3"><text:tab/><text:tab/><text:tab/><text:span text:style-name="T1">a) Create an answer – POST request to <text:tab/><text:tab/><text:tab/><text:tab/><text:tab/><text:tab/><text:tab/><text:tab/><text:tab/>“&lt;host&gt;:&lt;port&gt;/questions/:qid/answers”</text:span></text:p>
      <text:p text:style-name="P3"><text:span text:style-name="T1"/></text:p>
      <text:list xml:id="list346460317" text:continue-list="list831670138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1">url parameters:</text:span></text:p>
                              <text:p text:style-name="P11"><text:span text:style-name="T1"><text:s text:c="3"/>- qid: id of a question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<text:span text:style-name="T1"><text:tab/> <text:s text:c="4"/><text:tab/><text:tab/> <text:s text:c="4"/>POST parameters:</text:span></text:p>
      <text:list xml:id="list898262578" text:continue-list="list1398758493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"><text:span text:style-name="T1">body (required): body text of a new answer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5"><text:span text:style-name="T1"/></text:p>
                </text:list-item>
              </text:list>
            </text:list-item>
          </text:list>
        </text:list-item>
      </text:list>
      <text:p text:style-name="P3"><text:span text:style-name="T1"><text:tab/> <text:s text:c="3"/><text:tab/><text:tab/> <text:s text:c="4"/>Returns: </text:span></text:p>
      <text:list xml:id="list2112071444" text:style-name="L9">
        <text:list-item>
          <text:list>
            <text:list-item>
              <text:list>
                <text:list-item>
                  <text:p text:style-name="P37"><text:span text:style-name="T2">status 201 Created with a Location header containing a url to a newly created answer on success</text:span></text:p>
                </text:list-item>
                <text:list-item>
                  <text:p text:style-name="P12"><text:span text:style-name="T1">status 400 Bad Request if a body is missing or “qid” is not a valid integer</text:span></text:p>
                </text:list-item>
                <text:list-item>
                  <text:p text:style-name="P12"><text:span text:style-name="T1">status 404 Not Found if a question with a given id does not exist</text:span></text:p>
                </text:list-item>
                <text:list-item>
                  <text:p text:style-name="P12"><text:span text:style-name="T1">status 500 Internal Server Error if a server error occurs</text:span></text:p>
                </text:list-item>
              </text:list>
            </text:list-item>
          </text:list>
        </text:list-item>
      </text:list>
      <text:p text:style-name="P3"><text:span text:style-name="T1"/></text:p>
      <text:p text:style-name="P3"><text:span text:style-name="T1"/></text:p>
      <text:p text:style-name="P3"><text:span text:style-name="T1"><text:tab/><text:tab/> <text:tab/> <text:s text:c="4"/>Example:</text:span></text:p>
      <text:p text:style-name="P3"><text:span text:style-name="T1"/></text:p>
      <text:p text:style-name="P3"><text:span text:style-name="T1"><text:tab/><text:tab/><text:tab/><text:tab/>POST request to “&lt;host&gt;:&lt;port&gt;/questions/2/answers” with <text:tab/><text:tab/><text:tab/><text:tab/><text:tab/><text:tab/>body=”text2”</text:span></text:p>
      <text:p text:style-name="P3"><text:span text:style-name="T1"><text:tab/><text:tab/><text:tab/><text:tab/>Response:<text:tab/> </text:span></text:p>
      <text:p text:style-name="P3"><text:span text:style-name="T1"/></text:p>
      <text:p text:style-name="P3"><text:span text:style-name="T1"><text:tab/><text:tab/><text:tab/><text:tab/><text:tab/>HTTP/1.1 201 Created</text:span></text:p>
      <text:p text:style-name="P3"><text:span text:style-name="T1"><text:tab/><text:tab/><text:tab/><text:tab/><text:tab/>X-Powered-By: Express</text:span></text:p>
      <text:p text:style-name="P3"><text:span text:style-name="T1"><text:tab/><text:tab/><text:tab/><text:tab/><text:tab/>Location: /questions/2/answers/1</text:span></text:p>
      <text:p text:style-name="P3"><text:span text:style-name="T1"><text:tab/><text:tab/><text:tab/><text:tab/><text:tab/>Content-Type: application/json; charset=utf-8</text:span></text:p>
      <text:p text:style-name="P3"><text:span text:style-name="T1"><text:tab/><text:tab/><text:tab/><text:tab/><text:tab/>Content-Length: 2</text:span></text:p>
      <text:p text:style-name="P3"><text:span text:style-name="T1"><text:tab/><text:tab/><text:tab/><text:tab/><text:tab/>Date: Tue, 17 Dec 2013 12:50:17 GMT</text:span></text:p>
      <text:p text:style-name="P3"><text:span text:style-name="T1"><text:tab/><text:tab/><text:tab/><text:tab/><text:tab/>Connection: keep-alive</text:span></text:p>
      <text:p text:style-name="P3"><text:soft-page-break/><text:span text:style-name="T1"></text:span></text:p>
      <text:p text:style-name="P3"><text:span text:style-name="T1"><text:tab/><text:tab/><text:tab/><text:tab/><text:tab/>{}<text:line-break/></text:span></text:p>
      <text:p text:style-name="P3"><text:span text:style-name="T1"><text:tab/><text:tab/><text:tab/>b) Retrieve an answer – GET request to <text:tab/><text:tab/><text:tab/><text:tab/></text:span></text:p>
      <text:p text:style-name="P3"><text:span text:style-name="T1"><text:tab/><text:tab/><text:tab/> <text:s text:c="3"/>“&lt;host&gt;:&lt;port&gt;/questions/:qid/answers/:aid”</text:span></text:p>
      <text:list xml:id="list1404079775" text:continue-list="list346460317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1"/></text:p>
                              <text:p text:style-name="P11"><text:span text:style-name="T1">url parameters:</text:span></text:p>
                              <text:p text:style-name="P11"><text:span text:style-name="T1"><text:s text:c="2"/>- qid: id of a question</text:span></text:p>
                              <text:p text:style-name="P11"><text:span text:style-name="T1"><text:s text:c="2"/>- aid: id of an answer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65814663" text:style-name="L1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3"><text:span text:style-name="T1"/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><text:tab/><text:tab/><text:tab/> <text:s text:c="4"/>Returns:</text:span></text:p>
      <text:list xml:id="list1951904991" text:continue-list="list574759380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<text:span text:style-name="T1">json representation of an answer on success</text:span></text:p>
                                </text:list-item>
                                <text:list-item>
                                  <text:p text:style-name="P8"><text:span text:style-name="T1">status 400 Bad Request if “qid” or “aid” is not a valid integer</text:span></text:p>
                                </text:list-item>
                                <text:list-item>
                                  <text:p text:style-name="P8"><text:span text:style-name="T1">status 404 Not Found if a question or an answer with a given id does not exist</text:span></text:p>
                                </text:list-item>
                                <text:list-item>
                                  <text:p text:style-name="P8"><text:span text:style-name="T1">status 500 Internal Server Error if a server error occur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><text:tab/><text:tab/></text:span></text:p>
      <text:p text:style-name="P3"><text:span text:style-name="T1"><text:tab/><text:tab/> <text:tab/> <text:s text:c="4"/>Example:</text:span></text:p>
      <text:p text:style-name="P3"><text:span text:style-name="T1"/></text:p>
      <text:p text:style-name="P3"><text:span text:style-name="T1"><text:tab/><text:tab/><text:tab/><text:tab/>GET request to “&lt;host&gt;:&lt;port&gt;/questions/2/answers/1”</text:span></text:p>
      <text:p text:style-name="P3"><text:span text:style-name="T1"><text:tab/><text:tab/><text:tab/><text:tab/>Response:</text:span></text:p>
      <text:p text:style-name="P3"><text:span text:style-name="T1"/></text:p>
      <text:p text:style-name="P3"><text:span text:style-name="T1"><text:tab/><text:tab/><text:tab/><text:tab/><text:tab/>HTTP/1.1 200 OK</text:span></text:p>
      <text:p text:style-name="P3"><text:span text:style-name="T1"><text:tab/><text:tab/><text:tab/><text:tab/><text:tab/>X-Powered-By: Express</text:span></text:p>
      <text:p text:style-name="P3"><text:span text:style-name="T1"><text:tab/><text:tab/><text:tab/><text:tab/><text:tab/>Content-Type: application/json; charset=utf-8</text:span></text:p>
      <text:p text:style-name="P3"><text:span text:style-name="T1"><text:tab/><text:tab/><text:tab/><text:tab/><text:tab/>Content-Length: 69</text:span></text:p>
      <text:p text:style-name="P3"><text:span text:style-name="T1"><text:tab/><text:tab/><text:tab/><text:tab/><text:tab/>ETag: "-389286306"</text:span></text:p>
      <text:p text:style-name="P3"><text:span text:style-name="T1"><text:tab/><text:tab/><text:tab/><text:tab/><text:tab/>Date: Tue, 17 Dec 2013 12:50:17 GMT</text:span></text:p>
      <text:p text:style-name="P3"><text:span text:style-name="T1"><text:tab/><text:tab/><text:tab/><text:tab/><text:tab/>Connection: keep-alive</text:span></text:p>
      <text:p text:style-name="P3"><text:span text:style-name="T1"></text:span></text:p>
      <text:p text:style-name="P3"><text:span text:style-name="T1"><text:tab/><text:tab/><text:tab/><text:tab/><text:tab/>{</text:span></text:p>
      <text:p text:style-name="P3"><text:span text:style-name="T1"><text:tab/><text:tab/><text:tab/><text:tab/><text:tab/> <text:s/>"body": "text2",</text:span></text:p>
      <text:p text:style-name="P3"><text:span text:style-name="T1"><text:tab/><text:tab/><text:tab/><text:tab/><text:tab/> <text:s/>"date": 1387284616726,</text:span></text:p>
      <text:p text:style-name="P3"><text:span text:style-name="T1"><text:tab/><text:tab/><text:tab/><text:tab/><text:tab/> <text:s/>"comments_count": 0</text:span></text:p>
      <text:p text:style-name="P3"><text:span text:style-name="T1"><text:tab/><text:tab/><text:tab/><text:tab/><text:tab/>}</text:span></text:p>
      <text:p text:style-name="P3"><text:span text:style-name="T1"/></text:p>
      <text:p text:style-name="P3"><text:span text:style-name="T1"/></text:p>
      <text:p text:style-name="P3"><text:span text:style-name="T1"><text:tab/><text:tab/><text:tab/><text:tab/><text:tab/>“date” is a timestamp when an answer was created</text:span></text:p>
      <text:p text:style-name="P3"><text:span text:style-name="T1"><text:tab/><text:tab/><text:tab/><text:tab/><text:tab/>“comments_count” is a number of comments for this answer</text:span></text:p>
      <text:p text:style-name="P3"><text:span text:style-name="T1"/></text:p>
      <text:p text:style-name="P3"><text:span text:style-name="T1"><text:tab/><text:tab/><text:tab/>c) Update an answer – PUT request to <text:tab/><text:tab/><text:tab/><text:tab/><text:tab/><text:tab/> <text:tab/><text:tab/><text:tab/>“&lt;host&gt;:&lt;port&gt;/questions/:qid/answers/:aid”</text:span></text:p>
      <text:p text:style-name="P3"><text:span text:style-name="T1"/></text:p>
      <text:list xml:id="list42646765" text:continue-list="list1404079775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1">url parameters:</text:span></text:p>
                              <text:p text:style-name="P11"><text:span text:style-name="T1"><text:s text:c="2"/>- qid: id of a question</text:span></text:p>
                              <text:p text:style-name="P11"><text:span text:style-name="T1"><text:s text:c="2"/>- aid: id of an answer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/></text:p>
      <text:p text:style-name="P3"><text:span text:style-name="T1"><text:tab/> <text:s text:c="3"/><text:tab/><text:tab/> <text:s text:c="5"/>PUT parameters:</text:span></text:p>
      <text:list xml:id="list585095080" text:continue-list="list898262578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"><text:span text:style-name="T1">body (optional): new body text of an answer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/></text:p>
      <text:p text:style-name="P3"><text:soft-page-break/><text:span text:style-name="T1"><text:tab/><text:tab/><text:tab/> <text:s text:c="5"/>Returns:</text:span></text:p>
      <text:list xml:id="list845235356" text:continue-list="list189579655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<text:span text:style-name="T1">status 204 No Content on success</text:span></text:p>
                                </text:list-item>
                                <text:list-item>
                                  <text:p text:style-name="P10"><text:span text:style-name="T1">status 400 Bad Request if “qid” or “aid” is not a valid integer</text:span></text:p>
                                </text:list-item>
                                <text:list-item>
                                  <text:p text:style-name="P10"><text:span text:style-name="T1">status 404 Not Found if a question or an answer with a given id does not exist</text:span></text:p>
                                </text:list-item>
                                <text:list-item>
                                  <text:p text:style-name="P10"><text:span text:style-name="T1">status 500 Internal Server Error if a server error occur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/></text:p>
      <text:p text:style-name="P3"><text:span text:style-name="T1"><text:tab/><text:tab/> <text:tab/> <text:s text:c="4"/>Example:</text:span></text:p>
      <text:p text:style-name="P3"><text:span text:style-name="T1"/></text:p>
      <text:p text:style-name="P3"><text:span text:style-name="T1"><text:tab/><text:tab/><text:tab/><text:tab/>PUT request to “&lt;host&gt;:&lt;port&gt;/questions/2/answers/1” with <text:tab/><text:tab/><text:tab/><text:tab/><text:tab/><text:tab/>body=”text3”</text:span></text:p>
      <text:p text:style-name="P3"><text:span text:style-name="T1"/></text:p>
      <text:p text:style-name="P3"><text:span text:style-name="T1"><text:tab/><text:tab/><text:tab/><text:tab/>Response:</text:span></text:p>
      <text:p text:style-name="P3"><text:span text:style-name="T1"/></text:p>
      <text:p text:style-name="P3"><text:span text:style-name="T1"><text:tab/><text:tab/><text:tab/><text:tab/><text:tab/>HTTP/1.1 204 No Content</text:span></text:p>
      <text:p text:style-name="P3"><text:span text:style-name="T1"><text:tab/><text:tab/><text:tab/><text:tab/><text:tab/>X-Powered-By: Express</text:span></text:p>
      <text:p text:style-name="P3"><text:span text:style-name="T1"><text:tab/><text:tab/><text:tab/><text:tab/><text:tab/>Date: Tue, 17 Dec 2013 12:50:18 GMT</text:span></text:p>
      <text:p text:style-name="P3"><text:span text:style-name="T1"><text:tab/><text:tab/><text:tab/><text:tab/><text:tab/>Connection: keep-alive</text:span></text:p>
      <text:p text:style-name="P3"><text:span text:style-name="T1"/></text:p>
      <text:p text:style-name="P3"><text:span text:style-name="T1"><text:tab/><text:tab/><text:tab/>d) Delete an answer – DELETE request to <text:tab/><text:tab/><text:tab/><text:tab/><text:tab/><text:tab/><text:tab/><text:tab/><text:tab/>“&lt;host&gt;:&lt;port&gt;/questions/:qid/answers/:aid”</text:span></text:p>
      <text:p text:style-name="P3"><text:span text:style-name="T1"/></text:p>
      <text:list xml:id="list1209662103" text:continue-list="list42646765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1">url parameters:</text:span></text:p>
                              <text:p text:style-name="P11"><text:span text:style-name="T1"><text:s text:c="2"/>- qid: id of a question</text:span></text:p>
                              <text:p text:style-name="P11"><text:span text:style-name="T1"><text:s text:c="2"/>- aid: id of an answer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/></text:p>
      <text:p text:style-name="P3"><text:span text:style-name="T1"><text:tab/><text:tab/><text:tab/> <text:s text:c="5"/>Returns:</text:span></text:p>
      <text:list xml:id="list632989613" text:continue-list="list845235356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<text:span text:style-name="T1">status 204 No Content on success</text:span></text:p>
                                </text:list-item>
                                <text:list-item>
                                  <text:p text:style-name="P10"><text:span text:style-name="T1">status 400 Bad Request if “qid” or “aid” is not a valid integer</text:span></text:p>
                                </text:list-item>
                                <text:list-item>
                                  <text:p text:style-name="P10"><text:span text:style-name="T1">status 404 Not Found if a question or an answer with a given id does not exist</text:span></text:p>
                                </text:list-item>
                                <text:list-item>
                                  <text:p text:style-name="P10"><text:span text:style-name="T1">status 500 Internal Server Error if a server error occur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/></text:p>
      <text:p text:style-name="P3"><text:span text:style-name="T1"><text:tab/><text:tab/> <text:tab/> <text:s text:c="4"/>Example:</text:span></text:p>
      <text:p text:style-name="P3"><text:span text:style-name="T1"/></text:p>
      <text:p text:style-name="P3"><text:span text:style-name="T1"><text:tab/><text:tab/><text:tab/><text:tab/>DELETE request to “&lt;host&gt;:&lt;port&gt;/questions/2/answers/1” </text:span></text:p>
      <text:p text:style-name="P3"/>
      <text:p text:style-name="P35"><text:tab/><text:tab/> <text:s text:c="17"/>Response:</text:p>
      <text:p text:style-name="P35"></text:p>
      <text:p text:style-name="P35"><text:tab/><text:tab/><text:tab/><text:tab/>HTTP/1.1 204 No Content</text:p>
      <text:p text:style-name="P35"><text:tab/><text:tab/><text:tab/><text:tab/>X-Powered-By: Express</text:p>
      <text:p text:style-name="P35"><text:tab/><text:tab/><text:tab/><text:tab/>Date: Tue, 17 Dec 2013 14:28:36 GMT</text:p>
      <text:p text:style-name="P35"><text:tab/><text:tab/><text:tab/><text:tab/>Connection: keep-alive</text:p>
      <text:p text:style-name="P3"><text:span text:style-name="T1"/></text:p>
      <text:p text:style-name="P3"><text:span text:style-name="T1"><text:tab/><text:tab/><text:tab/>e) Retrieve a list of all answers for a question - GET request to <text:tab/><text:tab/><text:tab/><text:tab/><text:tab/><text:tab/>“&lt;host&gt;:&lt;port&gt;/questions/:qid/answers”</text:span></text:p>
      <text:p text:style-name="P3"><text:span text:style-name="T1"/></text:p>
      <text:list xml:id="list1359481673" text:continue-list="list1209662103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1">url parameters:</text:span></text:p>
                              <text:p text:style-name="P11"><text:span text:style-name="T1"><text:s text:c="2"/>- qid: id of a question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><text:tab/><text:tab/><text:tab/><text:tab/></text:span></text:p>
      <text:list xml:id="list355885746" text:continue-list="list905657098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"><text:soft-page-break/><text:span text:style-name="T1">query parameters:</text:span></text:p>
                              <text:list>
                                <text:list-header>
                                  <text:p text:style-name="P9"><text:span text:style-name="T1">- count (optional): number of answers to return starting from the first</text:span></text:p>
                                  <text:p text:style-name="P9"><text:span text:style-name="T1">- start (optional): starting index of an answer from a list</text:span></text:p>
                                  <text:p text:style-name="P9"><text:span text:style-name="T1">- end (optional) ending index of an answer from a list</text:span></text:p>
                                </text:list-header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/></text:p>
      <text:p text:style-name="P3"><text:span text:style-name="T1"><text:tab/><text:tab/><text:tab/><text:tab/>“start” and “end” must both be present if one of them is present. If <text:tab/><text:tab/><text:tab/><text:tab/>they are absent then number of answers is given by “count”. If all <text:tab/><text:tab/><text:tab/><text:tab/><text:tab/>parameters are absent then all answers are returned. <text:s/></text:span></text:p>
      <text:p text:style-name="P3"><text:span text:style-name="T1"/></text:p>
      <text:p text:style-name="P3"><text:span text:style-name="T1"><text:tab/><text:tab/><text:tab/> <text:s text:c="5"/>Returns:</text:span></text:p>
      <text:list xml:id="list1753858074"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8"><text:span text:style-name="T2">json array of answers in descending order on success</text:span></text:p>
                        </text:list-item>
                        <text:list-item>
                          <text:p text:style-name="P14"><text:span text:style-name="T1">status 400 Bad Request if “count”, “start” or “end” are not valid integers or do not represent valid ranges or <text:s/>“qid” is not a valid integer</text:span></text:p>
                        </text:list-item>
                        <text:list-item>
                          <text:p text:style-name="P14"><text:span text:style-name="T1">status 404 Not Found if a question with a given id does not exist</text:span></text:p>
                        </text:list-item>
                        <text:list-item>
                          <text:p text:style-name="P14"><text:span text:style-name="T1">status 500 Internal Server Error if a server error occurs<text:line-break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><text:tab/><text:tab/> <text:tab/> <text:s text:c="4"/>Example:</text:span></text:p>
      <text:p text:style-name="P3"><text:span text:style-name="T1"/></text:p>
      <text:p text:style-name="P3"><text:span text:style-name="T1"><text:tab/><text:tab/><text:tab/><text:tab/>GET request to “&lt;host&gt;:&lt;port&gt;/questions/2/answers” </text:span></text:p>
      <text:p text:style-name="P3"/>
      <text:p text:style-name="P35"><text:tab/><text:tab/> <text:s text:c="17"/>Response:</text:p>
      <text:p text:style-name="P35"/>
      <text:p text:style-name="P35"><text:tab/><text:tab/><text:tab/><text:tab/>HTTP/1.1 200 OK</text:p>
      <text:p text:style-name="P35"><text:tab/><text:tab/><text:tab/><text:tab/>X-Powered-By: Express</text:p>
      <text:p text:style-name="P35"><text:tab/><text:tab/><text:tab/><text:tab/>Content-Type: application/json; charset=utf-8</text:p>
      <text:p text:style-name="P35"><text:tab/><text:tab/><text:tab/><text:tab/>Content-Length: 83</text:p>
      <text:p text:style-name="P35"><text:tab/><text:tab/><text:tab/><text:tab/>ETag: "1433029315"</text:p>
      <text:p text:style-name="P35"><text:tab/><text:tab/><text:tab/><text:tab/>Date: Tue, 17 Dec 2013 12:50:20 GMT</text:p>
      <text:p text:style-name="P35"><text:tab/><text:tab/><text:tab/><text:tab/>Connection: keep-alive</text:p>
      <text:p text:style-name="P35"></text:p>
      <text:p text:style-name="P35"><text:tab/><text:tab/><text:tab/><text:tab/>[</text:p>
      <text:p text:style-name="P35"><text:tab/><text:tab/><text:tab/><text:tab/> <text:s/>{</text:p>
      <text:p text:style-name="P35"><text:s text:c="2"/><text:tab/><text:tab/><text:tab/><text:tab/> <text:s/>"body": "text2",</text:p>
      <text:p text:style-name="P35"><text:s text:c="3"/><text:tab/><text:tab/><text:tab/><text:tab/> "date": 1387284619509,</text:p>
      <text:p text:style-name="P35"><text:s text:c="3"/><text:tab/><text:tab/><text:tab/><text:tab/> "comments_count": 0</text:p>
      <text:p text:style-name="P35"><text:s/><text:tab/><text:tab/><text:tab/><text:tab/> }</text:p>
      <text:p text:style-name="P35"><text:tab/><text:tab/><text:tab/><text:tab/>]<text:tab/></text:p>
      <text:p text:style-name="P3"/>
      <text:list xml:id="list915375364" text:continue-list="list2061121592" text:style-name="L1">
        <text:list-item>
          <text:p text:style-name="P4">Question Comments</text:p>
        </text:list-item>
      </text:list>
      <text:p text:style-name="P3"><text:tab/></text:p>
      <text:p text:style-name="P3"><text:tab/><text:tab/><text:tab/><text:span text:style-name="T1">a) Create a comment – POST request to <text:tab/><text:tab/><text:tab/><text:tab/><text:tab/><text:tab/><text:tab/><text:tab/><text:tab/>“&lt;host&gt;:&lt;port&gt;/questions/:qid/comments”</text:span></text:p>
      <text:p text:style-name="P3"><text:span text:style-name="T1"/></text:p>
      <text:list xml:id="list384458400" text:continue-list="list1359481673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1">url parameters:</text:span></text:p>
                              <text:p text:style-name="P11"><text:span text:style-name="T1"><text:s text:c="3"/>- qid: id of a question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<text:span text:style-name="T1"><text:tab/> <text:s text:c="4"/><text:tab/><text:tab/> <text:s text:c="4"/>POST parameters:</text:span></text:p>
      <text:list xml:id="list1335204217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5"><text:span text:style-name="T1">body (required): body text of a new commen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15"><text:span text:style-name="T1"/></text:p>
                </text:list-item>
              </text:list>
            </text:list-item>
          </text:list>
        </text:list-item>
      </text:list>
      <text:p text:style-name="P3"><text:soft-page-break/><text:span text:style-name="T1"><text:tab/> <text:s text:c="3"/><text:tab/><text:tab/> <text:s text:c="4"/>Returns: </text:span></text:p>
      <text:list xml:id="list133331300" text:style-name="L13">
        <text:list-item>
          <text:list>
            <text:list-item>
              <text:list>
                <text:list-item>
                  <text:p text:style-name="P39"><text:span text:style-name="T2">status 201 Created with a Location header containing a url to a newly created comment on success</text:span></text:p>
                </text:list-item>
                <text:list-item>
                  <text:p text:style-name="P16"><text:span text:style-name="T1">status 400 Bad Request if a body is missing or “qid” is not a valid integer</text:span></text:p>
                </text:list-item>
                <text:list-item>
                  <text:p text:style-name="P16"><text:span text:style-name="T1">status 404 Not Found if a question with a given id does not exist</text:span></text:p>
                </text:list-item>
                <text:list-item>
                  <text:p text:style-name="P16"><text:span text:style-name="T1">status 500 Internal Server Error if a server error occurs</text:span></text:p>
                </text:list-item>
              </text:list>
            </text:list-item>
          </text:list>
        </text:list-item>
      </text:list>
      <text:p text:style-name="P3"/>
      <text:p text:style-name="P3"><text:span text:style-name="T1"><text:tab/><text:tab/> <text:tab/> <text:s text:c="4"/>Example:</text:span></text:p>
      <text:p text:style-name="P3"><text:span text:style-name="T1"/></text:p>
      <text:p text:style-name="P3"><text:span text:style-name="T1"><text:tab/><text:tab/><text:tab/><text:tab/>POST request to “&lt;host&gt;:&lt;port&gt;/questions/2/comments” with <text:tab/><text:tab/><text:tab/><text:tab/><text:tab/><text:tab/>body=”text4”</text:span></text:p>
      <text:p text:style-name="P3"><text:span text:style-name="T1"><text:tab/><text:tab/><text:tab/><text:tab/>Response:</text:span></text:p>
      <text:p text:style-name="P3"><text:span text:style-name="T1"/></text:p>
      <text:p text:style-name="P3"><text:span text:style-name="T1"><text:tab/><text:tab/><text:tab/><text:tab/><text:tab/>HTTP/1.1 201 Created</text:span></text:p>
      <text:p text:style-name="P3"><text:span text:style-name="T1"><text:tab/><text:tab/><text:tab/><text:tab/><text:tab/>X-Powered-By: Express</text:span></text:p>
      <text:p text:style-name="P3"><text:span text:style-name="T1"><text:tab/><text:tab/><text:tab/><text:tab/><text:tab/>Location: /questions/2/comments/1</text:span></text:p>
      <text:p text:style-name="P3"><text:span text:style-name="T1"><text:tab/><text:tab/><text:tab/><text:tab/><text:tab/>Content-Type: application/json; charset=utf-8</text:span></text:p>
      <text:p text:style-name="P3"><text:span text:style-name="T1"><text:tab/><text:tab/><text:tab/><text:tab/><text:tab/>Content-Length: 2</text:span></text:p>
      <text:p text:style-name="P3"><text:span text:style-name="T1"><text:tab/><text:tab/><text:tab/><text:tab/><text:tab/>Date: Tue, 17 Dec 2013 12:50:21 GMT</text:span></text:p>
      <text:p text:style-name="P3"><text:span text:style-name="T1"><text:tab/><text:tab/><text:tab/><text:tab/><text:tab/>Connection: keep-alive</text:span></text:p>
      <text:p text:style-name="P3"><text:span text:style-name="T1"></text:span></text:p>
      <text:p text:style-name="P3"><text:span text:style-name="T1"><text:tab/><text:tab/><text:tab/><text:tab/><text:tab/>{}</text:span></text:p>
      <text:p text:style-name="P3"><text:span text:style-name="T1"/></text:p>
      <text:p text:style-name="P3"><text:span text:style-name="T1"><text:tab/><text:tab/><text:tab/>b) Retrieve a comment – GET request to <text:tab/><text:tab/><text:tab/><text:tab/></text:span></text:p>
      <text:p text:style-name="P3"><text:span text:style-name="T1"><text:tab/><text:tab/><text:tab/> <text:s text:c="3"/>“&lt;host&gt;:&lt;port&gt;/questions/:qid/comments/:cid”</text:span></text:p>
      <text:list xml:id="list1028074221" text:continue-list="list384458400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1"/></text:p>
                              <text:p text:style-name="P11"><text:span text:style-name="T1">url parameters:</text:span></text:p>
                              <text:p text:style-name="P11"><text:span text:style-name="T1"><text:s text:c="2"/>- qid: id of a question</text:span></text:p>
                              <text:p text:style-name="P11"><text:span text:style-name="T1"><text:s text:c="2"/>- cid: id of a comment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584452730" text:style-name="L1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7"><text:span text:style-name="T1"/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><text:tab/><text:tab/><text:tab/> <text:s text:c="4"/>Returns:</text:span></text:p>
      <text:list xml:id="list311724034" text:style-name="L1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8"><text:span text:style-name="T1">json representation of a comment on success</text:span></text:p>
                                </text:list-item>
                                <text:list-item>
                                  <text:p text:style-name="P18"><text:span text:style-name="T1">status 400 Bad Request if “qid” or “cid” is not a valid integer</text:span></text:p>
                                </text:list-item>
                                <text:list-item>
                                  <text:p text:style-name="P18"><text:span text:style-name="T1">status 404 Not Found if a question or a comment with a given id does not exis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4595164" text:style-name="L1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0"><text:span text:style-name="T2">status 500 Internal Server Error if a server error occur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/></text:p>
      <text:p text:style-name="P3"><text:span text:style-name="T1"><text:tab/><text:tab/> <text:tab/> <text:s text:c="4"/>Example:</text:span></text:p>
      <text:p text:style-name="P3"><text:span text:style-name="T1"/></text:p>
      <text:p text:style-name="P3"><text:span text:style-name="T1"><text:tab/><text:tab/><text:tab/><text:tab/>GET request to “&lt;host&gt;:&lt;port&gt;/questions/2/comments/1”</text:span></text:p>
      <text:p text:style-name="P3"><text:span text:style-name="T1"><text:tab/><text:tab/><text:tab/><text:tab/>Response:</text:span></text:p>
      <text:p text:style-name="P3"><text:span text:style-name="T1"/></text:p>
      <text:p text:style-name="P3"><text:span text:style-name="T1"><text:tab/><text:tab/><text:tab/><text:tab/><text:tab/>HTTP/1.1 200 OK</text:span></text:p>
      <text:p text:style-name="P3"><text:span text:style-name="T1"><text:tab/><text:tab/><text:tab/><text:tab/><text:tab/>X-Powered-By: Express</text:span></text:p>
      <text:p text:style-name="P3"><text:span text:style-name="T1"><text:tab/><text:tab/><text:tab/><text:tab/><text:tab/>Content-Type: application/json; charset=utf-8</text:span></text:p>
      <text:p text:style-name="P3"><text:span text:style-name="T1"><text:tab/><text:tab/><text:tab/><text:tab/><text:tab/>Content-Length: 46</text:span></text:p>
      <text:p text:style-name="P3"><text:span text:style-name="T1"><text:tab/><text:tab/><text:tab/><text:tab/><text:tab/>ETag: "-1294402213"</text:span></text:p>
      <text:p text:style-name="P3"><text:span text:style-name="T1"><text:tab/><text:tab/><text:tab/><text:tab/><text:tab/>Date: Tue, 17 Dec 2013 12:50:21 GMT</text:span></text:p>
      <text:p text:style-name="P3"><text:span text:style-name="T1"><text:tab/><text:tab/><text:tab/><text:tab/><text:tab/>Connection: keep-alive</text:span></text:p>
      <text:p text:style-name="P3"><text:soft-page-break/><text:span text:style-name="T1"></text:span></text:p>
      <text:p text:style-name="P3"><text:span text:style-name="T1"><text:tab/><text:tab/><text:tab/><text:tab/><text:tab/>{</text:span></text:p>
      <text:p text:style-name="P3"><text:span text:style-name="T1"><text:s/><text:tab/><text:tab/><text:tab/><text:tab/><text:tab/> "body": "text4",</text:span></text:p>
      <text:p text:style-name="P3"><text:span text:style-name="T1"><text:tab/><text:tab/><text:tab/><text:tab/><text:tab/> <text:s/>"date": 1387284620488</text:span></text:p>
      <text:p text:style-name="P3"><text:span text:style-name="T1"><text:tab/><text:tab/><text:tab/><text:tab/><text:tab/>}</text:span></text:p>
      <text:p text:style-name="P3"><text:span text:style-name="T1"/></text:p>
      <text:p text:style-name="P3"><text:span text:style-name="T1"><text:tab/><text:tab/><text:tab/>c) Update a comment – PUT request to <text:tab/><text:tab/><text:tab/><text:tab/><text:tab/><text:tab/> <text:tab/><text:tab/><text:tab/>“&lt;host&gt;:&lt;port&gt;/questions/:qid/comments/:cid”</text:span></text:p>
      <text:p text:style-name="P3"><text:span text:style-name="T1"/></text:p>
      <text:list xml:id="list361423144" text:continue-list="list1028074221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1">url parameters:</text:span></text:p>
                              <text:p text:style-name="P11"><text:span text:style-name="T1"><text:s text:c="2"/>- qid: id of a question</text:span></text:p>
                              <text:p text:style-name="P11"><text:span text:style-name="T1"><text:s text:c="2"/>- cid: id of a comment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/></text:p>
      <text:p text:style-name="P3"><text:span text:style-name="T1"><text:tab/> <text:s text:c="3"/><text:tab/><text:tab/> <text:s text:c="5"/>PUT parameters:</text:span></text:p>
      <text:list xml:id="list169670079" text:style-name="L1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9"><text:span text:style-name="T1">body (optional): new body text of a commen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/></text:p>
      <text:p text:style-name="P3"><text:span text:style-name="T1"><text:tab/><text:tab/><text:tab/> <text:s text:c="5"/>Returns:</text:span></text:p>
      <text:list xml:id="list749647618" text:style-name="L1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0"><text:span text:style-name="T1">status 204 No Content on success</text:span></text:p>
                                </text:list-item>
                                <text:list-item>
                                  <text:p text:style-name="P20"><text:span text:style-name="T1">status 400 Bad Request if “qid” or “cid” is not a valid integer</text:span></text:p>
                                </text:list-item>
                                <text:list-item>
                                  <text:p text:style-name="P20"><text:span text:style-name="T1">status 404 Not Found if a question or a comment with a given id does not exis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154401329" text:style-name="L1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1"><text:span text:style-name="T2">status 500 Internal Server Error if a server error occur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2"/></text:p>
      <text:p text:style-name="P3"><text:span text:style-name="T1"><text:tab/><text:tab/> <text:tab/> <text:s text:c="4"/>Example:</text:span></text:p>
      <text:p text:style-name="P3"><text:span text:style-name="T1"/></text:p>
      <text:p text:style-name="P3"><text:span text:style-name="T1"><text:tab/><text:tab/><text:tab/><text:tab/>PUT request to “&lt;host&gt;:&lt;port&gt;/questions/2/comments/1” with <text:tab/><text:tab/><text:tab/><text:tab/><text:tab/><text:tab/>body=”text5”</text:span></text:p>
      <text:p text:style-name="P3"/>
      <text:p text:style-name="P35"><text:tab/><text:tab/> <text:s text:c="17"/>Response:</text:p>
      <text:p text:style-name="P35"/>
      <text:p text:style-name="P35"><text:tab/><text:tab/><text:tab/><text:tab/>HTTP/1.1 204 No Content</text:p>
      <text:p text:style-name="P35"><text:tab/><text:tab/><text:tab/><text:tab/>X-Powered-By: Express</text:p>
      <text:p text:style-name="P35"><text:tab/><text:tab/><text:tab/><text:tab/>Date: Tue, 17 Dec 2013 14:28:39 GMT</text:p>
      <text:p text:style-name="P35"><text:tab/><text:tab/><text:tab/><text:tab/>Connection: keep-alive</text:p>
      <text:p text:style-name="P3"><text:span text:style-name="T1"/></text:p>
      <text:p text:style-name="P3"><text:span text:style-name="T1"><text:tab/><text:tab/><text:tab/>d) Delete a comment – DELETE request to <text:tab/><text:tab/><text:tab/><text:tab/><text:tab/><text:tab/><text:tab/><text:tab/><text:tab/>“&lt;host&gt;:&lt;port&gt;/questions/:qid/comments/:cid”</text:span></text:p>
      <text:p text:style-name="P3"><text:span text:style-name="T1"/></text:p>
      <text:list xml:id="list1002153208" text:continue-list="list361423144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1">url parameters:</text:span></text:p>
                              <text:p text:style-name="P11"><text:span text:style-name="T1"><text:s text:c="2"/>- qid: id of a question</text:span></text:p>
                              <text:p text:style-name="P11"><text:span text:style-name="T1"><text:s text:c="2"/>- cid: id of a comment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/></text:p>
      <text:p text:style-name="P3"><text:span text:style-name="T1"><text:tab/><text:tab/><text:tab/> <text:s text:c="5"/>Returns:</text:span></text:p>
      <text:list xml:id="list1960779140" text:style-name="L2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1"><text:span text:style-name="T1">status 204 No Content on success</text:span></text:p>
                                </text:list-item>
                                <text:list-item>
                                  <text:p text:style-name="P21"><text:span text:style-name="T1">status 400 Bad Request if “qid” or “cid” is not a valid integer</text:span></text:p>
                                </text:list-item>
                                <text:list-item>
                                  <text:p text:style-name="P21"><text:span text:style-name="T1">status 404 Not Found if a question or a comment with a given id does not exist</text:span></text:p>
                                </text:list-item>
                                <text:list-item>
                                  <text:p text:style-name="P21"><text:span text:style-name="T1">status 500 Internal Server Error if a server error occur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/></text:p>
      <text:p text:style-name="P3"><text:span text:style-name="T1"><text:tab/><text:tab/> <text:tab/> <text:s text:c="4"/>Example:</text:span></text:p>
      <text:p text:style-name="P3"><text:soft-page-break/><text:span text:style-name="T1"/></text:p>
      <text:p text:style-name="P3"><text:span text:style-name="T1"><text:tab/><text:tab/><text:tab/><text:tab/>DELETE request to “&lt;host&gt;:&lt;port&gt;/questions/2/comments/1” </text:span></text:p>
      <text:p text:style-name="P3"/>
      <text:p text:style-name="P35"><text:tab/><text:tab/> <text:s text:c="17"/>Response:</text:p>
      <text:p text:style-name="P35"><text:span text:style-name="T1"/></text:p>
      <text:p text:style-name="P35"><text:tab/><text:tab/><text:tab/><text:tab/>HTTP/1.1 204 No Content</text:p>
      <text:p text:style-name="P35"><text:tab/><text:tab/><text:tab/><text:tab/>X-Powered-By: Express</text:p>
      <text:p text:style-name="P35"><text:tab/><text:tab/><text:tab/><text:tab/>Date: Tue, 17 Dec 2013 14:28:40 GMT</text:p>
      <text:p text:style-name="P35"><text:tab/><text:tab/><text:tab/><text:tab/>Connection: keep-alive</text:p>
      <text:p text:style-name="P35"/>
      <text:p text:style-name="P35"><text:tab/><text:tab/>e) Retrieve a list of all comments for a question - GET request to <text:tab/><text:tab/><text:tab/><text:tab/><text:tab/><text:tab/>“&lt;host&gt;:&lt;port&gt;/questions/:qid/comments”</text:p>
      <text:p text:style-name="P3"><text:span text:style-name="T1"/></text:p>
      <text:list xml:id="list882907167" text:continue-list="list1002153208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1">url parameters:</text:span></text:p>
                              <text:p text:style-name="P11"><text:span text:style-name="T1"><text:s text:c="2"/>- qid: id of a question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><text:tab/><text:tab/><text:tab/><text:tab/></text:span></text:p>
      <text:list xml:id="list310690056" text:style-name="L2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2"><text:span text:style-name="T1">query parameters:</text:span></text:p>
                              <text:list>
                                <text:list-header>
                                  <text:p text:style-name="P22"><text:span text:style-name="T1">- count (optional): number of comments to return starting from the first comment</text:span></text:p>
                                  <text:p text:style-name="P22"><text:span text:style-name="T1">- start (optional): starting index of a comment from a list</text:span></text:p>
                                  <text:p text:style-name="P22"><text:span text:style-name="T1">- end (optional) ending index of a comment from a list</text:span></text:p>
                                </text:list-header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/></text:p>
      <text:p text:style-name="P3"><text:span text:style-name="T1"><text:tab/><text:tab/><text:tab/><text:tab/>“start” and “end” must both be present if one of them is present. If <text:tab/><text:tab/><text:tab/><text:tab/>they are absent then number of comments is given by “count”. If all <text:tab/><text:tab/><text:tab/><text:tab/>parameters are absent then all comments are returned. <text:s/></text:span></text:p>
      <text:p text:style-name="P3"><text:span text:style-name="T1"/></text:p>
      <text:p text:style-name="P3"><text:span text:style-name="T1"><text:tab/><text:tab/><text:tab/> <text:s text:c="5"/>Returns:</text:span></text:p>
      <text:list xml:id="list1713832007" text:style-name="L2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2"><text:span text:style-name="T2">json array of comments in descending order on success</text:span></text:p>
                        </text:list-item>
                        <text:list-item>
                          <text:p text:style-name="P23"><text:span text:style-name="T1">status 400 Bad Request if “count”, “start” or “end” are not valid integers or do not represent valid ranges or “qid” is not a valid integer</text:span></text:p>
                        </text:list-item>
                        <text:list-item>
                          <text:p text:style-name="P23"><text:span text:style-name="T1">status 404 Not Found if a question with a given id does not exist</text:span></text:p>
                        </text:list-item>
                        <text:list-item>
                          <text:p text:style-name="P23"><text:span text:style-name="T1">status 500 Internal Server Error if a server error occurs<text:line-break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><text:tab/><text:tab/> <text:tab/> <text:s text:c="4"/>Example:</text:span></text:p>
      <text:p text:style-name="P3"><text:span text:style-name="T1"/></text:p>
      <text:p text:style-name="P3"><text:span text:style-name="T1"><text:tab/><text:tab/><text:tab/><text:tab/>GET request to “&lt;host&gt;:&lt;port&gt;/questions/2/comments” </text:span></text:p>
      <text:p text:style-name="P3"><text:span text:style-name="T1"><text:tab/></text:span></text:p>
      <text:p text:style-name="P3"><text:span text:style-name="T1"><text:tab/><text:tab/><text:tab/> <text:s text:c="4"/>Response:</text:span></text:p>
      <text:p text:style-name="P3"><text:span text:style-name="T1"/></text:p>
      <text:p text:style-name="P3"><text:span text:style-name="T1"><text:tab/><text:tab/><text:tab/><text:tab/>HTTP/1.1 200 OK</text:span></text:p>
      <text:p text:style-name="P3"><text:span text:style-name="T1"><text:tab/><text:tab/><text:tab/><text:tab/>X-Powered-By: Express</text:span></text:p>
      <text:p text:style-name="P3"><text:span text:style-name="T1"><text:tab/><text:tab/><text:tab/><text:tab/>Content-Type: application/json; charset=utf-8</text:span></text:p>
      <text:p text:style-name="P3"><text:span text:style-name="T1"><text:tab/><text:tab/><text:tab/><text:tab/>Content-Length: 58</text:span></text:p>
      <text:p text:style-name="P3"><text:span text:style-name="T1"><text:tab/><text:tab/><text:tab/><text:tab/>ETag: "-738684138"</text:span></text:p>
      <text:p text:style-name="P3"><text:span text:style-name="T1"><text:tab/><text:tab/><text:tab/><text:tab/>Date: Tue, 17 Dec 2013 14:28:40 GMT</text:span></text:p>
      <text:p text:style-name="P3"><text:span text:style-name="T1"><text:tab/><text:tab/><text:tab/><text:tab/>Connection: keep-alive</text:span></text:p>
      <text:p text:style-name="P3"><text:span text:style-name="T1"></text:span></text:p>
      <text:p text:style-name="P3"><text:span text:style-name="T1"><text:tab/><text:tab/><text:tab/><text:tab/>[</text:span></text:p>
      <text:p text:style-name="P3"><text:span text:style-name="T1"><text:s text:c="2"/><text:tab/><text:tab/><text:tab/><text:tab/>{</text:span></text:p>
      <text:p text:style-name="P3"><text:span text:style-name="T1"><text:s text:c="3"/><text:tab/><text:tab/><text:tab/><text:tab/> "body": "text4",</text:span></text:p>
      <text:p text:style-name="P3"><text:soft-page-break/><text:span text:style-name="T1"><text:s text:c="3"/><text:tab/><text:tab/><text:tab/><text:tab/> "date": 1387290520096</text:span></text:p>
      <text:p text:style-name="P3"><text:span text:style-name="T1"><text:tab/><text:tab/><text:tab/><text:tab/> <text:s/>}</text:span></text:p>
      <text:p text:style-name="P3"><text:span text:style-name="T1"><text:tab/><text:tab/><text:tab/><text:tab/>]</text:span></text:p>
      <text:p text:style-name="P3"><text:span text:style-name="T1"/></text:p>
      <text:list xml:id="list1903902412" text:style-name="L23">
        <text:list-item>
          <text:p text:style-name="P24">Answer Comments</text:p>
          <text:p text:style-name="P24"><text:span text:style-name="T1"/></text:p>
        </text:list-item>
      </text:list>
      <text:p text:style-name="P3"><text:span text:style-name="T1"><text:tab/><text:tab/>a) Create a comment – POST request to <text:tab/><text:tab/><text:tab/><text:tab/><text:tab/><text:tab/><text:tab/><text:tab/><text:tab/>“&lt;host&gt;:&lt;port&gt;/questions/:qid/answers/:aid/comments”</text:span></text:p>
      <text:p text:style-name="P3"><text:span text:style-name="T1"/></text:p>
      <text:list xml:id="list1852630866" text:continue-list="list882907167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1">url parameters:</text:span></text:p>
                              <text:p text:style-name="P11"><text:span text:style-name="T1"><text:s text:c="2"/>- qid: id of a question</text:span></text:p>
                              <text:p text:style-name="P11"><text:span text:style-name="T1"><text:s text:c="2"/>- aid: id of an answer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<text:span text:style-name="T1"><text:tab/> <text:s text:c="4"/><text:tab/><text:tab/> <text:s text:c="4"/>POST parameters:</text:span></text:p>
      <text:list xml:id="list1546521193" text:style-name="L2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5"><text:span text:style-name="T1">body (required): body text of a new commen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25"><text:span text:style-name="T1"/></text:p>
                </text:list-item>
              </text:list>
            </text:list-item>
          </text:list>
        </text:list-item>
      </text:list>
      <text:p text:style-name="P3"><text:span text:style-name="T1"><text:tab/> <text:s text:c="3"/><text:tab/><text:tab/> <text:s text:c="4"/>Returns: </text:span></text:p>
      <text:list xml:id="list227563359" text:style-name="L25">
        <text:list-item>
          <text:list>
            <text:list-item>
              <text:list>
                <text:list-item>
                  <text:p text:style-name="P43"><text:span text:style-name="T2">status 201 Created with a Location header containing a url to a newly created comment on success</text:span></text:p>
                </text:list-item>
                <text:list-item>
                  <text:p text:style-name="P26"><text:span text:style-name="T1">status 400 Bad Request if a body is missing, “qid” or “aid” is not a valid integer</text:span></text:p>
                </text:list-item>
                <text:list-item>
                  <text:p text:style-name="P26"><text:span text:style-name="T1">status 404 Not Found if a question or an answer with a given id does not exist</text:span></text:p>
                </text:list-item>
                <text:list-item>
                  <text:p text:style-name="P26"><text:span text:style-name="T1">status 500 Internal Server Error if a server error occurs</text:span></text:p>
                </text:list-item>
              </text:list>
            </text:list-item>
          </text:list>
        </text:list-item>
      </text:list>
      <text:p text:style-name="P3"/>
      <text:p text:style-name="P3"><text:span text:style-name="T1"><text:tab/><text:tab/> <text:tab/> <text:s text:c="4"/>Example:</text:span></text:p>
      <text:p text:style-name="P3"><text:span text:style-name="T1"/></text:p>
      <text:p text:style-name="P3"><text:span text:style-name="T1"><text:tab/><text:tab/><text:tab/><text:tab/>POST request to “&lt;host&gt;:&lt;port&gt;/questions/2/answers/2/comments” <text:tab/><text:tab/><text:tab/><text:tab/><text:tab/>with body=”text6”</text:span></text:p>
      <text:p text:style-name="P3"><text:span text:style-name="T1"/></text:p>
      <text:p text:style-name="P3"><text:span text:style-name="T1"><text:tab/><text:tab/><text:tab/><text:tab/>Response:</text:span></text:p>
      <text:p text:style-name="P3"><text:span text:style-name="T1"/></text:p>
      <text:p text:style-name="P3"><text:span text:style-name="T1"><text:tab/><text:tab/><text:tab/><text:tab/><text:tab/>HTTP/1.1 201 Created</text:span></text:p>
      <text:p text:style-name="P3"><text:span text:style-name="T1"><text:tab/><text:tab/><text:tab/><text:tab/><text:tab/>X-Powered-By: Express</text:span></text:p>
      <text:p text:style-name="P3"><text:span text:style-name="T1"><text:tab/><text:tab/><text:tab/><text:tab/><text:tab/>Location: /questions/2/answers/2/comments/3</text:span></text:p>
      <text:p text:style-name="P3"><text:span text:style-name="T1"><text:tab/><text:tab/><text:tab/><text:tab/><text:tab/>Content-Type: application/json; charset=utf-8</text:span></text:p>
      <text:p text:style-name="P3"><text:span text:style-name="T1"><text:tab/><text:tab/><text:tab/><text:tab/><text:tab/>Content-Length: 2</text:span></text:p>
      <text:p text:style-name="P3"><text:span text:style-name="T1"><text:tab/><text:tab/><text:tab/><text:tab/><text:tab/>Date: Tue, 17 Dec 2013 14:28:41 GMT</text:span></text:p>
      <text:p text:style-name="P3"><text:span text:style-name="T1"><text:tab/><text:tab/><text:tab/><text:tab/><text:tab/>Connection: keep-alive</text:span></text:p>
      <text:p text:style-name="P3"><text:span text:style-name="T1"></text:span></text:p>
      <text:p text:style-name="P3"><text:span text:style-name="T1"><text:tab/><text:tab/><text:tab/><text:tab/><text:tab/>{}</text:span></text:p>
      <text:p text:style-name="P3"><text:span text:style-name="T1"/></text:p>
      <text:p text:style-name="P3"><text:span text:style-name="T1"><text:tab/><text:tab/>b) Retrieve a comment – GET request to <text:tab/><text:tab/><text:tab/><text:tab/></text:span></text:p>
      <text:p text:style-name="P3"><text:span text:style-name="T1"><text:tab/><text:tab/><text:tab/> <text:s text:c="3"/>“&lt;host&gt;:&lt;port&gt;/questions/:qid/answers/:aid/comments/:cid”</text:span></text:p>
      <text:list xml:id="list876471235" text:continue-list="list1852630866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1"/></text:p>
                              <text:p text:style-name="P11"><text:span text:style-name="T1">url parameters:</text:span></text:p>
                              <text:p text:style-name="P11"><text:span text:style-name="T1"><text:s text:c="2"/>- qid: id of a question</text:span></text:p>
                              <text:p text:style-name="P11"><text:span text:style-name="T1"><text:s text:c="2"/>- aid: id of an answer</text:span></text:p>
                              <text:p text:style-name="P11"><text:span text:style-name="T1"><text:s text:c="2"/>- cid: id of a comment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05661151" text:style-name="L2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7"><text:span text:style-name="T1"/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oft-page-break/><text:span text:style-name="T1"><text:tab/><text:tab/><text:tab/> <text:s text:c="4"/>Returns:</text:span></text:p>
      <text:list xml:id="list55928998" text:style-name="L2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8"><text:span text:style-name="T1">json representation of a comment on success</text:span></text:p>
                                </text:list-item>
                                <text:list-item>
                                  <text:p text:style-name="P28"><text:span text:style-name="T1">status 400 Bad Request if “qid”, “aid” or “cid” is not a valid integer</text:span></text:p>
                                </text:list-item>
                                <text:list-item>
                                  <text:p text:style-name="P28"><text:span text:style-name="T1">status 404 Not Found if a question, answer or a comment with a given id does not exis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24707343" text:style-name="L2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4"><text:span text:style-name="T2">status 500 Internal Server Error if a server error occur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/></text:p>
      <text:p text:style-name="P3"><text:span text:style-name="T1"><text:tab/><text:tab/> <text:tab/> <text:s text:c="4"/>Example:</text:span></text:p>
      <text:p text:style-name="P3"><text:span text:style-name="T1"/></text:p>
      <text:p text:style-name="P3"><text:span text:style-name="T1"><text:tab/><text:tab/><text:tab/><text:tab/>GET request to “&lt;host&gt;:&lt;port&gt;/questions/2/answers/2/comments/1”</text:span></text:p>
      <text:p text:style-name="P3"><text:span text:style-name="T1"><text:tab/><text:tab/><text:tab/><text:tab/>Response:</text:span></text:p>
      <text:p text:style-name="P3"><text:span text:style-name="T1"/></text:p>
      <text:p text:style-name="P3"><text:span text:style-name="T1"><text:tab/><text:tab/><text:tab/><text:tab/><text:tab/>HTTP/1.1 200 OK</text:span></text:p>
      <text:p text:style-name="P3"><text:span text:style-name="T1"><text:tab/><text:tab/><text:tab/><text:tab/><text:tab/>X-Powered-By: Express</text:span></text:p>
      <text:p text:style-name="P3"><text:span text:style-name="T1"><text:tab/><text:tab/><text:tab/><text:tab/><text:tab/>Content-Type: application/json; charset=utf-8</text:span></text:p>
      <text:p text:style-name="P3"><text:span text:style-name="T1"><text:tab/><text:tab/><text:tab/><text:tab/><text:tab/>Content-Length: 46</text:span></text:p>
      <text:p text:style-name="P3"><text:span text:style-name="T1"><text:tab/><text:tab/><text:tab/><text:tab/><text:tab/>ETag: "-560382944"</text:span></text:p>
      <text:p text:style-name="P3"><text:span text:style-name="T1"><text:tab/><text:tab/><text:tab/><text:tab/><text:tab/>Date: Tue, 17 Dec 2013 14:28:41 GMT</text:span></text:p>
      <text:p text:style-name="P3"><text:span text:style-name="T1"><text:tab/><text:tab/><text:tab/><text:tab/><text:tab/>Connection: keep-alive</text:span></text:p>
      <text:p text:style-name="P3"><text:span text:style-name="T1"></text:span></text:p>
      <text:p text:style-name="P3"><text:span text:style-name="T1"><text:tab/><text:tab/><text:tab/><text:tab/><text:tab/>{</text:span></text:p>
      <text:p text:style-name="P3"><text:span text:style-name="T1"><text:s text:c="2"/><text:tab/><text:tab/><text:tab/><text:tab/><text:tab/>"body": "text6",</text:span></text:p>
      <text:p text:style-name="P3"><text:span text:style-name="T1"><text:tab/><text:tab/><text:tab/><text:tab/><text:tab/> <text:s/>"date": 1387290520929</text:span></text:p>
      <text:p text:style-name="P3"><text:span text:style-name="T1"><text:tab/><text:tab/><text:tab/><text:tab/><text:tab/>}</text:span></text:p>
      <text:p text:style-name="P3"><text:span text:style-name="T1"/></text:p>
      <text:p text:style-name="P3"><text:span text:style-name="T1"><text:tab/><text:tab/><text:tab/>c) Update a comment – PUT request to <text:tab/><text:tab/><text:tab/><text:tab/><text:tab/><text:tab/> <text:tab/><text:tab/><text:tab/>“&lt;host&gt;:&lt;port&gt;/questions/:qid/answers/:aid/comments/:cid”</text:span></text:p>
      <text:p text:style-name="P3"><text:span text:style-name="T1"/></text:p>
      <text:list xml:id="list1176198793" text:continue-list="list876471235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1">url parameters:</text:span></text:p>
                              <text:p text:style-name="P11"><text:span text:style-name="T1"><text:s text:c="2"/>- qid: id of a question</text:span></text:p>
                              <text:p text:style-name="P11"><text:span text:style-name="T1"><text:s text:c="2"/>- aid: id of an answer</text:span></text:p>
                              <text:p text:style-name="P11"><text:span text:style-name="T1"><text:s text:c="2"/>- cid: id of a comment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/></text:p>
      <text:p text:style-name="P3"><text:span text:style-name="T1"><text:tab/> <text:s text:c="3"/><text:tab/><text:tab/> <text:s text:c="5"/>PUT parameters:</text:span></text:p>
      <text:list xml:id="list76122598" text:style-name="L2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9"><text:span text:style-name="T1">body (optional): new body text of a commen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/></text:p>
      <text:p text:style-name="P3"><text:span text:style-name="T1"><text:tab/><text:tab/><text:tab/> <text:s text:c="5"/>Returns:</text:span></text:p>
      <text:list xml:id="list1157148277" text:style-name="L3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0"><text:span text:style-name="T1">status 204 No Content on success</text:span></text:p>
                                </text:list-item>
                                <text:list-item>
                                  <text:p text:style-name="P30"><text:span text:style-name="T1">status 400 Bad Request if “qid”, “aid” or “cid” is not a valid integer</text:span></text:p>
                                </text:list-item>
                                <text:list-item>
                                  <text:p text:style-name="P30"><text:span text:style-name="T1">status 404 Not Found if a question, answer or a comment with a given id does not exis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61092611" text:style-name="L3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5"><text:span text:style-name="T2">status 500 Internal Server Error if a server error occur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2"/></text:p>
      <text:p text:style-name="P3"><text:span text:style-name="T1"><text:tab/><text:tab/> <text:tab/> <text:s text:c="4"/>Example:</text:span></text:p>
      <text:p text:style-name="P3"><text:span text:style-name="T1"/></text:p>
      <text:p text:style-name="P3"><text:span text:style-name="T1"><text:tab/><text:tab/><text:tab/><text:tab/>PUT request to “&lt;host&gt;:&lt;port&gt;/questions/2/answers/2/comments/3” <text:tab/><text:tab/><text:tab/><text:tab/><text:tab/>with body=”text7”</text:span></text:p>
      <text:p text:style-name="P3"/>
      <text:p text:style-name="P35"><text:tab/><text:tab/> <text:s text:c="17"/>Response:</text:p>
      <text:p text:style-name="P35"><text:span text:style-name="T1"/></text:p>
      <text:p text:style-name="P3"><text:soft-page-break/><text:span text:style-name="T1"><text:tab/><text:tab/><text:tab/><text:tab/>HTTP/1.1 204 No Content</text:span></text:p>
      <text:p text:style-name="P3"><text:span text:style-name="T1"><text:tab/><text:tab/><text:tab/><text:tab/>X-Powered-By: Express</text:span></text:p>
      <text:p text:style-name="P3"><text:span text:style-name="T1"><text:tab/><text:tab/><text:tab/><text:tab/>Date: Tue, 17 Dec 2013 14:28:42 GMT</text:span></text:p>
      <text:p text:style-name="P3"><text:span text:style-name="T1"><text:tab/><text:tab/><text:tab/><text:tab/>Connection: keep-alive</text:span></text:p>
      <text:p text:style-name="P3"><text:span text:style-name="T1"/></text:p>
      <text:p text:style-name="P3"><text:span text:style-name="T1"><text:tab/><text:tab/><text:tab/>d) Delete a comment – DELETE request to <text:tab/><text:tab/><text:tab/><text:tab/><text:tab/><text:tab/><text:tab/><text:tab/><text:tab/>“&lt;host&gt;:&lt;port&gt;/questions/:qid/answers/:aid/comments/:cid”</text:span></text:p>
      <text:p text:style-name="P3"><text:span text:style-name="T1"/></text:p>
      <text:list xml:id="list1240480814" text:continue-list="list1176198793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1">url parameters:</text:span></text:p>
                              <text:p text:style-name="P11"><text:span text:style-name="T1"><text:s text:c="2"/>- qid: id of a question</text:span></text:p>
                              <text:p text:style-name="P11"><text:span text:style-name="T1"><text:s text:c="2"/>- aid: id of an answer</text:span></text:p>
                              <text:p text:style-name="P11"><text:span text:style-name="T1"><text:s text:c="2"/>- cid: id of a comment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/></text:p>
      <text:p text:style-name="P3"><text:span text:style-name="T1"><text:tab/><text:tab/><text:tab/> <text:s text:c="5"/>Returns:</text:span></text:p>
      <text:list xml:id="list1530873384" text:style-name="L3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1"><text:span text:style-name="T1">status 204 No Content on success</text:span></text:p>
                                </text:list-item>
                                <text:list-item>
                                  <text:p text:style-name="P31"><text:span text:style-name="T1">status 400 Bad Request if “qid”, “aid” or “cid” is not a valid integer</text:span></text:p>
                                </text:list-item>
                                <text:list-item>
                                  <text:p text:style-name="P31"><text:span text:style-name="T1">status 404 Not Found if a question, answer or a comment with a given id does not exist</text:span></text:p>
                                </text:list-item>
                                <text:list-item>
                                  <text:p text:style-name="P31"><text:span text:style-name="T1">status 500 Internal Server Error if a server error occur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/></text:p>
      <text:p text:style-name="P3"><text:span text:style-name="T1"><text:tab/><text:tab/> <text:tab/> <text:s text:c="4"/>Example:</text:span></text:p>
      <text:p text:style-name="P3"><text:span text:style-name="T1"/></text:p>
      <text:p text:style-name="P3"><text:span text:style-name="T1"><text:tab/><text:tab/><text:tab/><text:tab/>DELETE request to <text:tab/><text:tab/><text:tab/><text:tab/><text:tab/><text:tab/><text:tab/><text:tab/><text:tab/><text:tab/><text:tab/><text:tab/>“&lt;host&gt;:&lt;port&gt;/questions/2/answers/2/comments/3” </text:span></text:p>
      <text:p text:style-name="P3"/>
      <text:p text:style-name="P35"><text:tab/><text:tab/> <text:s text:c="17"/>Response:</text:p>
      <text:p text:style-name="P35"><text:span text:style-name="T1"/></text:p>
      <text:p text:style-name="P3"><text:span text:style-name="T1"><text:tab/><text:tab/><text:tab/><text:tab/>HTTP/1.1 204 No Content</text:span></text:p>
      <text:p text:style-name="P3"><text:span text:style-name="T1"><text:tab/><text:tab/><text:tab/><text:tab/>X-Powered-By: Express</text:span></text:p>
      <text:p text:style-name="P3"><text:span text:style-name="T1"><text:tab/><text:tab/><text:tab/><text:tab/>Date: Tue, 17 Dec 2013 14:28:43 GMT</text:span></text:p>
      <text:p text:style-name="P3"><text:span text:style-name="T1"><text:tab/><text:tab/><text:tab/><text:tab/>Connection: keep-alive</text:span></text:p>
      <text:p text:style-name="P3"><text:span text:style-name="T1"/></text:p>
      <text:p text:style-name="P35"><text:tab/><text:tab/><text:tab/>e) Retrieve a list of all comments for an answer - GET request to <text:tab/><text:tab/><text:tab/><text:tab/><text:tab/><text:tab/>“&lt;host&gt;:&lt;port&gt;/questions/:qid/answers/:aid/comments”</text:p>
      <text:p text:style-name="P3"><text:span text:style-name="T1"/></text:p>
      <text:list xml:id="list230675249" text:continue-list="list1240480814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1">url parameters:</text:span></text:p>
                              <text:p text:style-name="P11"><text:span text:style-name="T1"><text:s text:c="2"/>- qid: id of a question</text:span></text:p>
                              <text:p text:style-name="P11"><text:span text:style-name="T1"><text:s text:c="2"/>- aid: id of an answer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><text:tab/><text:tab/><text:tab/><text:tab/></text:span></text:p>
      <text:list xml:id="list773608272" text:style-name="L3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2"><text:span text:style-name="T1">query parameters:</text:span></text:p>
                              <text:list>
                                <text:list-header>
                                  <text:p text:style-name="P32"><text:span text:style-name="T1">- count (optional): number of comments to return starting from the first comment</text:span></text:p>
                                  <text:p text:style-name="P32"><text:span text:style-name="T1">- start (optional): starting index of a comment from a list</text:span></text:p>
                                  <text:p text:style-name="P32"><text:span text:style-name="T1">- end (optional) ending index of a comment from a list</text:span></text:p>
                                </text:list-header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/></text:p>
      <text:p text:style-name="P3"><text:span text:style-name="T1"><text:tab/><text:tab/><text:tab/><text:tab/>“start” and “end” must both be present if one of them is present. If <text:tab/><text:tab/><text:tab/><text:tab/>they are absent then number of comments is given by “count”. If all <text:tab/><text:tab/><text:tab/><text:tab/>parameters are absent then all comments are returned. <text:s/></text:span></text:p>
      <text:p text:style-name="P3"><text:span text:style-name="T1"/></text:p>
      <text:p text:style-name="P3"><text:span text:style-name="T1"><text:tab/><text:tab/><text:tab/> <text:s text:c="5"/>Returns:</text:span></text:p>
      <text:list xml:id="list1755339277" text:style-name="L3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6"><text:soft-page-break/><text:span text:style-name="T2">json array of comments in descending order on success</text:span></text:p>
                        </text:list-item>
                        <text:list-item>
                          <text:p text:style-name="P33"><text:span text:style-name="T1">status 400 Bad Request if “count”, “start” or “end” are not valid integers or do not represent valid ranges or “qid”, “aid” is not a valid integer</text:span></text:p>
                        </text:list-item>
                        <text:list-item>
                          <text:p text:style-name="P33"><text:span text:style-name="T1">status 404 Not Found if a question or an answer with a given id does not exist</text:span></text:p>
                        </text:list-item>
                        <text:list-item>
                          <text:p text:style-name="P33"><text:span text:style-name="T1">status 500 Internal Server Error if a server error occurs<text:line-break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><text:tab/><text:tab/> <text:tab/> <text:s text:c="4"/>Example:</text:span></text:p>
      <text:p text:style-name="P3"><text:span text:style-name="T1"/></text:p>
      <text:p text:style-name="P3"><text:span text:style-name="T1"><text:tab/><text:tab/><text:tab/><text:tab/>GET request to “&lt;host&gt;:&lt;port&gt;/questions/2/answers/2/comments” </text:span></text:p>
      <text:p text:style-name="P3"><text:span text:style-name="T1"><text:tab/></text:span></text:p>
      <text:p text:style-name="P3"><text:span text:style-name="T1"><text:tab/><text:tab/><text:tab/> <text:s text:c="4"/>Response:</text:span></text:p>
      <text:p text:style-name="P3"><text:span text:style-name="T1"/></text:p>
      <text:p text:style-name="P3"><text:span text:style-name="T1"><text:tab/><text:tab/><text:tab/><text:tab/>HTTP/1.1 200 OK</text:span></text:p>
      <text:p text:style-name="P3"><text:span text:style-name="T1"><text:tab/><text:tab/><text:tab/><text:tab/>Powered-By: Express</text:span></text:p>
      <text:p text:style-name="P3"><text:span text:style-name="T1"><text:tab/><text:tab/><text:tab/><text:tab/>Content-Type: application/json; charset=utf-8</text:span></text:p>
      <text:p text:style-name="P3"><text:span text:style-name="T1"><text:tab/><text:tab/><text:tab/><text:tab/>Content-Length: 58</text:span></text:p>
      <text:p text:style-name="P3"><text:span text:style-name="T1"><text:tab/><text:tab/><text:tab/><text:tab/>ETag: "-759102184"</text:span></text:p>
      <text:p text:style-name="P3"><text:span text:style-name="T1"><text:tab/><text:tab/><text:tab/><text:tab/>Date: Tue, 17 Dec 2013 14:28:43 GMT</text:span></text:p>
      <text:p text:style-name="P3"><text:span text:style-name="T1"><text:tab/><text:tab/><text:tab/><text:tab/>Connection: keep-alive</text:span></text:p>
      <text:p text:style-name="P3"><text:span text:style-name="T1"></text:span></text:p>
      <text:p text:style-name="P3"><text:span text:style-name="T1"><text:tab/><text:tab/><text:tab/><text:tab/>[</text:span></text:p>
      <text:p text:style-name="P3"><text:span text:style-name="T1"><text:tab/><text:tab/><text:tab/><text:tab/> <text:s/>{</text:span></text:p>
      <text:p text:style-name="P3"><text:span text:style-name="T1"><text:s text:c="2"/><text:tab/><text:tab/><text:tab/><text:tab/> <text:s/>"body": "text6",</text:span></text:p>
      <text:p text:style-name="P3"><text:span text:style-name="T1"><text:s text:c="2"/><text:tab/><text:tab/><text:tab/><text:tab/> <text:s/>"date": 1387290523107</text:span></text:p>
      <text:p text:style-name="P3"><text:span text:style-name="T1"><text:tab/><text:tab/><text:tab/><text:tab/> <text:s/>}</text:span></text:p>
      <text:p text:style-name="P3"><text:span text:style-name="T1"><text:tab/><text:tab/><text:tab/><text:tab/>]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n </meta:initial-creator>
    <meta:creation-date>2013-12-17T12:27:11</meta:creation-date>
    <meta:generator>LibreOffice/3.5$Linux_x86 LibreOffice_project/350m1$Build-2</meta:generator>
    <dc:date>2013-12-17T14:53:37</dc:date>
    <dc:creator>Roman </dc:creator>
    <meta:editing-duration>PT2H11M54S</meta:editing-duration>
    <meta:editing-cycles>131</meta:editing-cycles>
    <meta:document-statistic meta:table-count="0" meta:image-count="0" meta:object-count="0" meta:page-count="14" meta:paragraph-count="485" meta:word-count="2661" meta:character-count="18263" meta:non-whitespace-character-count="14047"/>
  </office:meta>
</office:document-meta>
</file>